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6dae5" style:font-size-asian="17.5pt" style:font-size-complex="20pt"/>
    </style:style>
    <style:style style:name="T1" style:family="text">
      <style:text-properties officeooo:rsid="0016da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OW TO RUN THE BANKING PROJECT</text:span></text:p>
      <text:p text:style-name="P1"><text:span text:style-name="T1"/></text:p>
      <text:p text:style-name="P1"><text:span text:style-name="T1">Initially as the console screen is turned on,type </text:span></text:p>
      <text:p text:style-name="P1"><text:span text:style-name="T1">gcc BANKPROJECT.c on the command prompt.</text:span></text:p>
      <text:p text:style-name="P1"><text:span text:style-name="T1">Then compile the program by typing ./a.out.</text:span></text:p>
      <text:p text:style-name="P1"><text:span text:style-name="T1"/></text:p>
      <text:p text:style-name="P1"><text:span text:style-name="T1">Then a header page for the SBI would pop screen welcoming the user to the services it provides.It would ask for the entry of the username &amp; the password. On correctly entering the password &amp; the username a menu would come up showing access to both asdministrator &amp; the customer .login as customer if you are an user or else login as administration.</text:span></text:p>
      <text:p text:style-name="P1"><text:span text:style-name="T1"/></text:p>
      <text:p text:style-name="P1"><text:span text:style-name="T1">Afterthat the things would be clearly understood as the customer or the admin operates on the code as the code is self</text:span></text:p>
      <text:p text:style-name="P1"><text:span text:style-name="T1">explasnatory. 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j Rohit</meta:initial-creator>
    <meta:creation-date>2011-11-19T05:40:26</meta:creation-date>
    <meta:document-statistic meta:table-count="0" meta:image-count="0" meta:object-count="0" meta:page-count="1" meta:paragraph-count="7" meta:word-count="113" meta:character-count="645"/>
    <dc:date>2011-11-19T05:47:53</dc:date>
    <dc:creator>Raj Rohit</dc:creator>
    <meta:editing-duration>PT00H07M27S</meta:editing-duration>
    <meta:editing-cycles>1</meta:editing-cycles>
    <meta:generator>OpenOffice.org/3.2$Linux OpenOffice.org_project/320m19$Build-9505</meta:generator>
  </office:meta>
</office:document-meta>
</file>